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.0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.0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4cm" fo:min-width="1.0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4cm" fo:min-width="1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5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5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5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5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1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1.2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1.2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7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cm" fo:min-width="1.6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.7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cm" fo:min-width="1.6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1.701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ffff" draw:textarea-vertical-align="middle" draw:auto-grow-height="false" fo:min-height="0cm" fo:min-width="0cm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cm"/>
    </style:style>
    <style:style style:name="gr27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LMMonoSlant10" style:font-pitch="fixed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style:text-position="sub 58%" fo:font-size="10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LMRomanSlant10" style:font-pitch="variable"/>
    </style:style>
    <style:style style:name="T7" style:family="text">
      <style:text-properties fo:font-family="LMMonoSlant10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g>
          <draw:line draw:style-name="gr1" draw:text-style-name="P1" draw:layer="layout" svg:x1="3.075cm" svg:y1="16.897cm" svg:x2="5.161cm" svg:y2="16.897cm">
            <text:p/>
          </draw:line>
          <draw:line draw:style-name="gr1" draw:text-style-name="P1" draw:layer="layout" svg:x1="3.121cm" svg:y1="16.897cm" svg:x2="3.121cm" svg:y2="15.041cm">
            <text:p/>
          </draw:line>
          <draw:line draw:style-name="gr1" draw:text-style-name="P1" draw:layer="layout" svg:x1="3.121cm" svg:y1="16.897cm" svg:x2="1.963cm" svg:y2="17.822cm">
            <text:p/>
          </draw:line>
          <draw:frame draw:style-name="gr2" draw:text-style-name="P2" draw:layer="layout" svg:width="1.568cm" svg:height="1.496cm" svg:x="2.941cm" svg:y="14.5cm">
            <draw:text-box>
              <text:p text:style-name="P2">X<text:span text:style-name="T1">/2</text:span></text:p>
            </draw:text-box>
          </draw:frame>
          <draw:frame draw:style-name="gr3" draw:text-style-name="P2" draw:layer="layout" svg:width="1.572cm" svg:height="1.496cm" svg:x="2.051cm" svg:y="17.743cm">
            <draw:text-box>
              <text:p text:style-name="P2">Y<text:span text:style-name="T1">/2</text:span></text:p>
            </draw:text-box>
          </draw:frame>
          <draw:frame draw:style-name="gr4" draw:text-style-name="P2" draw:layer="layout" svg:width="1.528cm" svg:height="1.494cm" svg:x="5.272cm" svg:y="16.818cm">
            <draw:text-box>
              <text:p text:style-name="P2">Z<text:span text:style-name="T1">/2</text:span></text:p>
            </draw:text-box>
          </draw:frame>
          <draw:frame draw:style-name="gr5" draw:text-style-name="P2" draw:layer="layout" svg:width="1.533cm" svg:height="1.494cm" svg:x="2.983cm" svg:y="16.897cm">
            <draw:text-box>
              <text:p text:style-name="P2">O<text:span text:style-name="T1">2</text:span></text:p>
            </draw:text-box>
          </draw:frame>
        </draw:g>
        <draw:g>
          <draw:line draw:style-name="gr1" draw:text-style-name="P1" draw:layer="layout" svg:x1="19.128cm" svg:y1="15.763cm" svg:x2="20.5cm" svg:y2="16.5cm">
            <text:p/>
          </draw:line>
          <draw:line draw:style-name="gr1" draw:text-style-name="P1" draw:layer="layout" svg:x1="19.128cm" svg:y1="15.763cm" svg:x2="16.959cm" svg:y2="16.631cm">
            <text:p/>
          </draw:line>
          <draw:line draw:style-name="gr1" draw:text-style-name="P1" draw:layer="layout" svg:x1="19.128cm" svg:y1="15.763cm" svg:x2="19.5cm" svg:y2="18cm">
            <text:p/>
          </draw:line>
          <draw:frame draw:style-name="gr6" draw:text-style-name="P2" draw:layer="layout" svg:width="1.196cm" svg:height="1.171cm" svg:x="20.304cm" svg:y="15.731cm">
            <draw:text-box>
              <text:p text:style-name="P2">Z<text:span text:style-name="T1">/1</text:span></text:p>
            </draw:text-box>
          </draw:frame>
          <draw:frame draw:style-name="gr7" draw:text-style-name="P2" draw:layer="layout" svg:width="1.23cm" svg:height="1.171cm" svg:x="16.845cm" svg:y="15.652cm">
            <draw:text-box>
              <text:p text:style-name="P2">X<text:span text:style-name="T1">/1</text:span></text:p>
            </draw:text-box>
          </draw:frame>
          <draw:frame draw:style-name="gr8" draw:text-style-name="P2" draw:layer="layout" svg:width="1.23cm" svg:height="1.171cm" svg:x="18.325cm" svg:y="17.283cm">
            <draw:text-box>
              <text:p text:style-name="P2">Y<text:span text:style-name="T1">/1</text:span></text:p>
            </draw:text-box>
          </draw:frame>
          <draw:frame draw:style-name="gr9" draw:text-style-name="P2" draw:layer="layout" svg:width="1.2cm" svg:height="1.171cm" svg:x="18.801cm" svg:y="15cm">
            <draw:text-box>
              <text:p text:style-name="P2">O<text:span text:style-name="T1">1</text:span></text:p>
            </draw:text-box>
          </draw:frame>
        </draw:g>
        <draw:g>
          <draw:line draw:style-name="gr1" draw:text-style-name="P1" draw:layer="layout" svg:x1="2.947cm" svg:y1="10.711cm" svg:x2="4.958cm" svg:y2="10.711cm">
            <text:p/>
          </draw:line>
          <draw:line draw:style-name="gr1" draw:text-style-name="P1" draw:layer="layout" svg:x1="2.993cm" svg:y1="10.711cm" svg:x2="2.993cm" svg:y2="8.923cm">
            <text:p/>
          </draw:line>
          <draw:line draw:style-name="gr1" draw:text-style-name="P1" draw:layer="layout" svg:x1="2.993cm" svg:y1="10.711cm" svg:x2="1.874cm" svg:y2="11.603cm">
            <text:p/>
          </draw:line>
          <draw:frame draw:style-name="gr10" draw:text-style-name="P3" draw:layer="layout" svg:width="1.775cm" svg:height="1.419cm" svg:x="2.817cm" svg:y="8.4cm">
            <draw:text-box>
              <text:p text:style-name="P2"><text:span text:style-name="T2">X</text:span><text:span text:style-name="T3">/2'</text:span></text:p>
            </draw:text-box>
          </draw:frame>
          <draw:frame draw:style-name="gr11" draw:text-style-name="P3" draw:layer="layout" svg:width="1.758cm" svg:height="1.417cm" svg:x="1.959cm" svg:y="11.529cm">
            <draw:text-box>
              <text:p text:style-name="P2"><text:span text:style-name="T2">Y</text:span><text:span text:style-name="T3">/2'</text:span></text:p>
            </draw:text-box>
          </draw:frame>
          <draw:frame draw:style-name="gr12" draw:text-style-name="P3" draw:layer="layout" svg:width="1.735cm" svg:height="1.417cm" svg:x="5.065cm" svg:y="10.635cm">
            <draw:text-box>
              <text:p text:style-name="P2"><text:span text:style-name="T2">Z</text:span><text:span text:style-name="T3">/2'</text:span></text:p>
            </draw:text-box>
          </draw:frame>
          <draw:frame draw:style-name="gr13" draw:text-style-name="P3" draw:layer="layout" svg:width="1.844cm" svg:height="1.417cm" svg:x="2.858cm" svg:y="10.711cm">
            <draw:text-box>
              <text:p text:style-name="P2"><text:span text:style-name="T2">O</text:span><text:span text:style-name="T3">2'</text:span></text:p>
            </draw:text-box>
          </draw:frame>
        </draw:g>
        <draw:frame draw:style-name="gr14" draw:layer="layout" svg:width="1.772cm" svg:height="0.933cm" svg:x="4.5cm" svg:y="13.114cm">
          <draw:text-box>
            <text:p text:style-name="P2">並進</text:p>
          </draw:text-box>
        </draw:frame>
        <draw:line draw:style-name="gr1" draw:text-style-name="P1" draw:layer="layout" svg:x1="10.672cm" svg:y1="9.391cm" svg:x2="13.07cm" svg:y2="9.391cm">
          <text:p/>
        </draw:line>
        <draw:line draw:style-name="gr1" draw:text-style-name="P1" draw:layer="layout" svg:x1="10.726cm" svg:y1="9.391cm" svg:x2="10cm" svg:y2="11cm">
          <text:p/>
        </draw:line>
        <draw:frame draw:style-name="gr15" draw:text-style-name="P3" draw:layer="layout" svg:width="2.185cm" svg:height="1.69cm" svg:x="11.464cm" svg:y="11.11cm">
          <draw:text-box>
            <text:p text:style-name="P2"><text:span text:style-name="T2">Y</text:span><text:span text:style-name="T3">/2''</text:span></text:p>
          </draw:text-box>
        </draw:frame>
        <draw:frame draw:style-name="gr16" draw:text-style-name="P3" draw:layer="layout" svg:width="1.207cm" svg:height="0.933cm" svg:x="9.293cm" svg:y="10.067cm">
          <draw:text-box>
            <text:p text:style-name="P2"><text:span text:style-name="T2">X</text:span><text:span text:style-name="T3">/2'’</text:span></text:p>
          </draw:text-box>
        </draw:frame>
        <draw:frame draw:style-name="gr17" draw:text-style-name="P3" draw:layer="layout" svg:width="2.174cm" svg:height="1.69cm" svg:x="13.197cm" svg:y="9.3cm">
          <draw:text-box>
            <text:p text:style-name="P2"><text:span text:style-name="T2">Z</text:span><text:span text:style-name="T3">/2’'</text:span></text:p>
          </draw:text-box>
        </draw:frame>
        <draw:frame draw:style-name="gr18" draw:text-style-name="P3" draw:layer="layout" svg:width="2.201cm" svg:height="1.692cm" svg:x="10.565cm" svg:y="9.391cm">
          <draw:text-box>
            <text:p text:style-name="P2"><text:span text:style-name="T2">O</text:span><text:span text:style-name="T3">2'</text:span></text:p>
          </draw:text-box>
        </draw:frame>
        <draw:frame draw:style-name="gr14" draw:layer="layout" svg:width="1.628cm" svg:height="0.962cm" svg:x="4cm" svg:y="9.037cm">
          <draw:text-box>
            <text:p text:style-name="P2">yaw</text:p>
          </draw:text-box>
        </draw:frame>
        <draw:frame draw:style-name="gr14" draw:layer="layout" svg:width="1.84cm" svg:height="0.962cm" svg:x="8.66cm" svg:y="11.037cm">
          <draw:text-box>
            <text:p text:style-name="P2">pitch</text:p>
          </draw:text-box>
        </draw:frame>
        <draw:frame draw:style-name="gr14" draw:layer="layout" svg:width="1.344cm" svg:height="0.962cm" svg:x="18cm" svg:y="8cm">
          <draw:text-box>
            <text:p text:style-name="P2">roll</text:p>
          </draw:text-box>
        </draw:frame>
        <draw:custom-shape draw:style-name="gr19" draw:text-style-name="P1" draw:layer="layout" svg:width="0.633cm" svg:height="1.262cm" svg:x="3.367cm" svg:y="12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1cm" svg:height="0.5cm" svg:x="6.9cm" svg:y="9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cm" svg:height="0.5cm" svg:x="1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7cm" svg:height="1.5cm" svg:x="3.8cm" svg:y="9.9cm">
          <text:p/>
          <draw:enhanced-geometry svg:viewBox="0 0 21600 21600" draw:mirror-horizontal="true" draw:text-areas="0 0 21600 21600" draw:type="circular-arrow" draw:modifiers="180 118.388078510668 4833.619884951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" draw:text-style-name="P1" draw:layer="layout" svg:x1="10.7cm" svg:y1="9.4cm" svg:x2="10.7cm" svg:y2="11.5cm">
          <text:p/>
        </draw:line>
        <draw:g>
          <draw:line draw:style-name="gr1" draw:text-style-name="P1" draw:layer="layout" svg:x1="19.783cm" svg:y1="9.31cm" svg:x2="21.087cm" svg:y2="10.884cm">
            <text:p/>
          </draw:line>
          <draw:line draw:style-name="gr1" draw:text-style-name="P1" draw:layer="layout" svg:x1="19.783cm" svg:y1="9.31cm" svg:x2="17.614cm" svg:y2="10.178cm">
            <text:p/>
          </draw:line>
          <draw:line draw:style-name="gr1" draw:text-style-name="P1" draw:layer="layout" svg:x1="19.783cm" svg:y1="9.31cm" svg:x2="19.783cm" svg:y2="11.482cm">
            <text:p/>
          </draw:line>
          <draw:frame draw:style-name="gr6" draw:text-style-name="P3" draw:layer="layout" svg:width="1.041cm" svg:height="1.018cm" svg:x="20.959cm" svg:y="10.178cm">
            <draw:text-box>
              <text:p text:style-name="P2"><text:span text:style-name="T2">Z</text:span><text:span text:style-name="T3">/2'''</text:span></text:p>
            </draw:text-box>
          </draw:frame>
          <draw:frame draw:style-name="gr7" draw:text-style-name="P3" draw:layer="layout" svg:width="1.067cm" svg:height="1.018cm" svg:x="17.5cm" svg:y="9.199cm">
            <draw:text-box>
              <text:p text:style-name="P2"><text:span text:style-name="T2">X</text:span><text:span text:style-name="T3">/2'''</text:span></text:p>
            </draw:text-box>
          </draw:frame>
          <draw:frame draw:style-name="gr8" draw:text-style-name="P3" draw:layer="layout" svg:width="1.071cm" svg:height="1.018cm" svg:x="18.98cm" svg:y="10.83cm">
            <draw:text-box>
              <text:p text:style-name="P2"><text:span text:style-name="T2">Y</text:span><text:span text:style-name="T3">/2'''</text:span></text:p>
            </draw:text-box>
          </draw:frame>
          <draw:frame draw:style-name="gr9" draw:text-style-name="P3" draw:layer="layout" svg:width="1.045cm" svg:height="1.018cm" svg:x="19.456cm" svg:y="8.547cm">
            <draw:text-box>
              <text:p text:style-name="P2"><text:span text:style-name="T2">O</text:span><text:span text:style-name="T3">2'''</text:span></text:p>
            </draw:text-box>
          </draw:frame>
        </draw:g>
        <draw:custom-shape draw:style-name="gr20" draw:text-style-name="P1" draw:layer="layout" svg:width="0.826cm" svg:height="1.298cm" draw:transform="rotate (-1.61652395319715) translate (11.524cm 10.497cm)">
          <text:p/>
          <draw:enhanced-geometry svg:viewBox="0 0 21600 21600" draw:mirror-horizontal="false" draw:text-areas="0 0 21600 21600" draw:type="circular-arrow" draw:modifiers="180 118.388078510668 4833.619884951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0.7cm" svg:height="1.5cm" svg:x="18.3cm" svg:y="9cm">
          <text:p/>
          <draw:enhanced-geometry svg:viewBox="0 0 21600 21600" draw:mirror-horizontal="true" draw:mirror-vertical="true" draw:text-areas="0 0 21600 21600" draw:type="circular-arrow" draw:modifiers="180 118.388078510668 4833.619884951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" draw:layer="layout" svg:width="0.633cm" svg:height="1.3cm" svg:x="19cm" svg:y="12.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d Euclid Tr.</text:p>
          </draw:text-box>
        </draw:frame>
        <draw:g>
          <draw:line draw:style-name="gr22" draw:text-style-name="P1" draw:layer="layout" svg:x1="4.015cm" svg:y1="9.5cm" svg:x2="4.015cm" svg:y2="7.5cm">
            <text:p/>
          </draw:line>
          <draw:line draw:style-name="gr22" draw:text-style-name="P1" draw:layer="layout" svg:x1="4.015cm" svg:y1="9.5cm" svg:x2="6.015cm" svg:y2="9.5cm">
            <text:p/>
          </draw:line>
          <draw:frame draw:style-name="gr14" draw:layer="layout" svg:width="1.086cm" svg:height="0.962cm" svg:x="3.367cm" svg:y="9.2cm">
            <draw:text-box>
              <text:p><text:span text:style-name="T4">o</text:span><text:span text:style-name="T5">1</text:span></text:p>
            </draw:text-box>
          </draw:frame>
          <draw:frame draw:style-name="gr14" draw:layer="layout" svg:width="1.015cm" svg:height="0.962cm" svg:x="5.515cm" svg:y="9.538cm">
            <draw:text-box>
              <text:p>x<text:span text:style-name="T5">1</text:span></text:p>
            </draw:text-box>
          </draw:frame>
          <draw:frame draw:style-name="gr14" draw:layer="layout" svg:width="1.015cm" svg:height="0.962cm" svg:x="3cm" svg:y="7.5cm">
            <draw:text-box>
              <text:p>y<text:span text:style-name="T5">1</text:span></text:p>
            </draw:text-box>
          </draw:frame>
          <draw:frame draw:style-name="gr14" draw:text-style-name="P5" draw:layer="layout" svg:width="1.183cm" svg:height="1.157cm" svg:x="2.817cm" svg:y="9.843cm">
            <draw:text-box>
              <text:p><text:span text:style-name="T6">O</text:span><text:span text:style-name="T7">1</text:span></text:p>
            </draw:text-box>
          </draw:frame>
        </draw:g>
        <draw:g>
          <draw:line draw:style-name="gr23" draw:text-style-name="P1" draw:layer="layout" svg:x1="7.798cm" svg:y1="7.5cm" svg:x2="7.798cm" svg:y2="5.5cm">
            <text:p/>
          </draw:line>
          <draw:line draw:style-name="gr23" draw:text-style-name="P1" draw:layer="layout" svg:x1="7.798cm" svg:y1="7.5cm" svg:x2="9.798cm" svg:y2="7.5cm">
            <text:p/>
          </draw:line>
          <draw:frame draw:style-name="gr24" draw:layer="layout" svg:width="1.086cm" svg:height="0.962cm" svg:x="7.15cm" svg:y="7.2cm">
            <draw:text-box>
              <text:p><text:span text:style-name="T4">o</text:span><text:span text:style-name="T5">2</text:span></text:p>
            </draw:text-box>
          </draw:frame>
          <draw:frame draw:style-name="gr24" draw:layer="layout" svg:width="1.015cm" svg:height="0.962cm" svg:x="9.298cm" svg:y="7.538cm">
            <draw:text-box>
              <text:p>x<text:span text:style-name="T5">2</text:span></text:p>
            </draw:text-box>
          </draw:frame>
          <draw:frame draw:style-name="gr24" draw:layer="layout" svg:width="1.015cm" svg:height="0.962cm" svg:x="6.783cm" svg:y="5.5cm">
            <draw:text-box>
              <text:p>y<text:span text:style-name="T5">2</text:span></text:p>
            </draw:text-box>
          </draw:frame>
          <draw:frame draw:style-name="gr24" draw:text-style-name="P5" draw:layer="layout" svg:width="1.183cm" svg:height="1.157cm" svg:x="6.6cm" svg:y="7.843cm">
            <draw:text-box>
              <text:p><text:span text:style-name="T6">O</text:span><text:span text:style-name="T7">2</text:span></text:p>
            </draw:text-box>
          </draw:frame>
        </draw:g>
        <draw:line draw:style-name="gr25" draw:text-style-name="P1" draw:layer="layout" svg:x1="9.5cm" svg:y1="5.4cm" svg:x2="10cm" svg:y2="5.9cm">
          <text:p/>
        </draw:line>
        <draw:line draw:style-name="gr25" draw:text-style-name="P1" draw:layer="layout" svg:x1="10cm" svg:y1="5.4cm" svg:x2="9.5cm" svg:y2="5.9cm">
          <text:p/>
        </draw:line>
        <draw:frame draw:style-name="gr26" draw:layer="layout" svg:width="1.048cm" svg:height="0.962cm" svg:x="9.952cm" svg:y="5.4cm">
          <draw:text-box>
            <text:p><text:span text:style-name="T4">x</text:span><text:span text:style-name="T5">1</text:span></text:p>
          </draw:text-box>
        </draw:frame>
        <draw:line draw:style-name="gr27" draw:text-style-name="P1" draw:layer="layout" svg:x1="6cm" svg:y1="9.5cm" svg:x2="8cm" svg:y2="9.5cm">
          <text:p/>
        </draw:line>
        <draw:line draw:style-name="gr27" draw:text-style-name="P1" draw:layer="layout" svg:x1="7.8cm" svg:y1="7.5cm" svg:x2="7.8cm" svg:y2="9.5cm">
          <text:p/>
        </draw:line>
        <draw:line draw:style-name="gr27" draw:text-style-name="P1" draw:layer="layout" svg:x1="9.7cm" svg:y1="5.5cm" svg:x2="9.7cm" svg:y2="7.5cm">
          <text:p/>
        </draw:line>
        <draw:line draw:style-name="gr27" draw:text-style-name="P1" draw:layer="layout" svg:x1="7.8cm" svg:y1="5.6cm" svg:x2="9.8cm" svg:y2="5.6cm">
          <text:p/>
        </draw:line>
        <draw:line draw:style-name="gr27" draw:text-style-name="P1" draw:layer="layout" svg:x1="4cm" svg:y1="7.5cm" svg:x2="8cm" svg:y2="7.5cm">
          <text:p/>
        </draw:line>
        <draw:frame draw:style-name="gr14" draw:layer="layout" svg:width="0.853cm" svg:height="0.962cm" svg:x="7.5cm" svg:y="9.538cm">
          <draw:text-box>
            <text:p>2</text:p>
          </draw:text-box>
        </draw:frame>
        <draw:frame draw:style-name="gr14" draw:layer="layout" svg:width="0.853cm" svg:height="0.962cm" svg:x="3.2cm" svg:y="6.9cm">
          <draw:text-box>
            <text:p>1</text:p>
          </draw:text-box>
        </draw:frame>
        <draw:frame draw:style-name="gr14" draw:layer="layout" svg:width="0.853cm" svg:height="0.962cm" svg:x="9.647cm" svg:y="7.038cm">
          <draw:text-box>
            <text:p>1</text:p>
          </draw:text-box>
        </draw:frame>
        <draw:frame draw:style-name="gr14" draw:layer="layout" svg:width="0.853cm" svg:height="0.962cm" svg:x="7cm" svg:y="5cm">
          <draw:text-box>
            <text:p>1</text:p>
          </draw:text-box>
        </draw:frame>
        <draw:g>
          <draw:line draw:style-name="gr22" draw:text-style-name="P1" draw:layer="layout" svg:x1="17.015cm" svg:y1="9cm" svg:x2="17.015cm" svg:y2="7cm">
            <text:p/>
          </draw:line>
          <draw:line draw:style-name="gr22" draw:text-style-name="P1" draw:layer="layout" svg:x1="17.015cm" svg:y1="9cm" svg:x2="19.015cm" svg:y2="9cm">
            <text:p/>
          </draw:line>
          <draw:frame draw:style-name="gr14" draw:layer="layout" svg:width="1.086cm" svg:height="0.962cm" svg:x="16.367cm" svg:y="8.7cm">
            <draw:text-box>
              <text:p><text:span text:style-name="T4">o</text:span><text:span text:style-name="T5">1</text:span></text:p>
            </draw:text-box>
          </draw:frame>
          <draw:frame draw:style-name="gr14" draw:layer="layout" svg:width="1.015cm" svg:height="0.962cm" svg:x="18.515cm" svg:y="9.038cm">
            <draw:text-box>
              <text:p>x<text:span text:style-name="T5">1</text:span></text:p>
            </draw:text-box>
          </draw:frame>
          <draw:frame draw:style-name="gr14" draw:layer="layout" svg:width="1.015cm" svg:height="0.962cm" svg:x="16cm" svg:y="7cm">
            <draw:text-box>
              <text:p>y<text:span text:style-name="T5">1</text:span></text:p>
            </draw:text-box>
          </draw:frame>
          <draw:frame draw:style-name="gr14" draw:text-style-name="P5" draw:layer="layout" svg:width="1.183cm" svg:height="1.157cm" svg:x="15.817cm" svg:y="9.343cm">
            <draw:text-box>
              <text:p><text:span text:style-name="T6">O</text:span><text:span text:style-name="T7">1</text:span></text:p>
            </draw:text-box>
          </draw:frame>
        </draw:g>
        <draw:line draw:style-name="gr23" draw:text-style-name="P1" draw:layer="layout" svg:x1="20.798cm" svg:y1="7cm" svg:x2="20.798cm" svg:y2="5cm">
          <text:p/>
        </draw:line>
        <draw:line draw:style-name="gr23" draw:text-style-name="P1" draw:layer="layout" svg:x1="20.798cm" svg:y1="7cm" svg:x2="19cm" svg:y2="7cm">
          <text:p/>
        </draw:line>
        <draw:frame draw:style-name="gr24" draw:layer="layout" svg:width="1.086cm" svg:height="0.962cm" svg:x="20.15cm" svg:y="6.7cm">
          <draw:text-box>
            <text:p><text:span text:style-name="T4">o</text:span><text:span text:style-name="T5">2</text:span></text:p>
          </draw:text-box>
        </draw:frame>
        <draw:frame draw:style-name="gr28" draw:layer="layout" svg:width="1.015cm" svg:height="0.962cm" svg:x="20.485cm" svg:y="4cm">
          <draw:text-box>
            <text:p>x<text:span text:style-name="T5">2</text:span></text:p>
          </draw:text-box>
        </draw:frame>
        <draw:frame draw:style-name="gr24" draw:layer="layout" svg:width="1.015cm" svg:height="0.962cm" svg:x="18.985cm" svg:y="6.038cm">
          <draw:text-box>
            <text:p>y<text:span text:style-name="T5">2</text:span></text:p>
          </draw:text-box>
        </draw:frame>
        <draw:frame draw:style-name="gr24" draw:text-style-name="P5" draw:layer="layout" svg:width="1.183cm" svg:height="1.157cm" svg:x="21cm" svg:y="6.843cm">
          <draw:text-box>
            <text:p><text:span text:style-name="T6">O</text:span><text:span text:style-name="T7">2</text:span></text:p>
          </draw:text-box>
        </draw:frame>
        <draw:line draw:style-name="gr25" draw:text-style-name="P1" draw:layer="layout" svg:x1="18.7cm" svg:y1="4.9cm" svg:x2="19.2cm" svg:y2="5.4cm">
          <text:p/>
        </draw:line>
        <draw:line draw:style-name="gr25" draw:text-style-name="P1" draw:layer="layout" svg:x1="19.2cm" svg:y1="4.9cm" svg:x2="18.7cm" svg:y2="5.4cm">
          <text:p/>
        </draw:line>
        <draw:frame draw:style-name="gr26" draw:layer="layout" svg:width="1.048cm" svg:height="0.962cm" svg:x="19.152cm" svg:y="4.9cm">
          <draw:text-box>
            <text:p><text:span text:style-name="T4">x</text:span><text:span text:style-name="T5">1</text:span></text:p>
          </draw:text-box>
        </draw:frame>
        <draw:line draw:style-name="gr27" draw:text-style-name="P1" draw:layer="layout" svg:x1="19cm" svg:y1="9cm" svg:x2="21cm" svg:y2="9cm">
          <text:p/>
        </draw:line>
        <draw:line draw:style-name="gr27" draw:text-style-name="P1" draw:layer="layout" svg:x1="20.8cm" svg:y1="7cm" svg:x2="20.8cm" svg:y2="9cm">
          <text:p/>
        </draw:line>
        <draw:line draw:style-name="gr27" draw:text-style-name="P1" draw:layer="layout" svg:x1="18.953cm" svg:y1="5cm" svg:x2="18.953cm" svg:y2="7cm">
          <text:p/>
        </draw:line>
        <draw:line draw:style-name="gr27" draw:text-style-name="P1" draw:layer="layout" svg:x1="18.9cm" svg:y1="5.1cm" svg:x2="20.9cm" svg:y2="5.1cm">
          <text:p/>
        </draw:line>
        <draw:line draw:style-name="gr27" draw:text-style-name="P1" draw:layer="layout" svg:x1="17cm" svg:y1="7cm" svg:x2="21cm" svg:y2="7cm">
          <text:p/>
        </draw:line>
        <draw:frame draw:style-name="gr14" draw:layer="layout" svg:width="0.853cm" svg:height="0.962cm" svg:x="20.5cm" svg:y="9.038cm">
          <draw:text-box>
            <text:p>2</text:p>
          </draw:text-box>
        </draw:frame>
        <draw:frame draw:style-name="gr14" draw:layer="layout" svg:width="0.853cm" svg:height="0.962cm" svg:x="16.2cm" svg:y="6.4cm">
          <draw:text-box>
            <text:p>1</text:p>
          </draw:text-box>
        </draw:frame>
        <draw:frame draw:style-name="gr29" draw:layer="layout" svg:width="0.853cm" svg:height="0.962cm" svg:x="18.647cm" svg:y="7cm">
          <draw:text-box>
            <text:p>1</text:p>
          </draw:text-box>
        </draw:frame>
        <draw:frame draw:style-name="gr30" draw:layer="layout" svg:width="0.853cm" svg:height="0.962cm" svg:x="21cm" svg:y="4.538cm">
          <draw:text-box>
            <text:p>1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PゴシックB Sun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PゴシックB Sun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PゴシックB Sun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PゴシックB Sun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initial-creator>Masahiro Ogawa</meta:initial-creator>
    <meta:creation-date>2008-03-08T15:04:38</meta:creation-date>
    <dc:creator>Masahiro </dc:creator>
    <dc:date>2013-02-23T08:37:53</dc:date>
    <dc:language>en-US</dc:language>
    <meta:editing-cycles>17</meta:editing-cycles>
    <meta:editing-duration>PT2H9M30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